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857333141910748891" text:style-name="L1">
        <text:list-item>
          <text:list>
            <text:list-header>
              <text:p text:style-name="P9">34.8 miles in the last week</text:p>
              <text:p text:style-name="P10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080476330102626307" text:style-name="L2">
        <text:list-item>
          <text:list>
            <text:list-header>
              <text:p text:style-name="P12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7234672" text:continue-numbering="true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.</text:p>
      <text:p text:style-name="P8"/>
      <text:p text:style-name="P8"><text:s text:c="2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8T17:04:46.35</dc:date>
    <dc:creator>James Lombardi</dc:creator>
    <meta:editing-duration>PT23H39M15S</meta:editing-duration>
    <meta:editing-cycles>137</meta:editing-cycles>
    <meta:generator>OpenOffice/4.1.2$Win32 OpenOffice.org_project/412m3$Build-9782</meta:generator>
    <meta:document-statistic meta:table-count="0" meta:image-count="0" meta:object-count="0" meta:page-count="5" meta:paragraph-count="105" meta:word-count="1720" meta:character-count="8286"/>
  </office:meta>
</office:document-meta>
</file>